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erif" svg:font-family="'Droid Serif'" style:font-family-generic="roman" style:font-pitch="variable"/>
    <style:font-face style:name="Droid Serif1" svg:font-family="'Droid Serif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Heading_20_1">
      <style:paragraph-properties fo:padding="0cm" fo:border="none" style:shadow="none" style:join-border="false"/>
    </style:style>
    <style:style style:name="P2" style:family="paragraph" style:parent-style-name="Heading_20_1">
      <style:paragraph-properties fo:break-before="page" fo:padding="0cm" fo:border="none" style:shadow="none" style:join-border="false"/>
    </style:style>
    <style:style style:name="P3" style:family="paragraph" style:parent-style-name="Heading_20_4">
      <style:paragraph-properties fo:padding="0cm" fo:border="none" style:shadow="none" style:join-border="false"/>
    </style:style>
    <style:style style:name="P4" style:family="paragraph" style:parent-style-name="Standard" style:list-style-name="WWNum3">
      <style:paragraph-properties fo:margin-top="0cm" fo:margin-bottom="0cm" style:contextual-spacing="false" fo:padding="0cm" fo:border="none" style:shadow="none" style:join-border="false"/>
    </style:style>
    <style:style style:name="P5" style:family="paragraph" style:parent-style-name="Standard" style:list-style-name="WWNum3">
      <style:paragraph-properties fo:margin-top="0cm" fo:margin-bottom="0cm" style:contextual-spacing="false" fo:padding="0cm" fo:border="none" style:shadow="none" style:join-border="false"/>
      <style:text-properties officeooo:paragraph-rsid="001d556f"/>
    </style:style>
    <style:style style:name="P6" style:family="paragraph" style:parent-style-name="Standard" style:list-style-name="WWNum3">
      <style:paragraph-properties fo:margin-top="0cm" fo:margin-bottom="0cm" style:contextual-spacing="false" fo:padding="0cm" fo:border="none" style:shadow="none" style:join-border="false"/>
      <style:text-properties officeooo:paragraph-rsid="001f46b7"/>
    </style:style>
    <style:style style:name="P7" style:family="paragraph" style:parent-style-name="Standard" style:list-style-name="WWNum1">
      <style:paragraph-properties fo:padding="0cm" fo:border="none" style:shadow="none" style:join-border="false"/>
    </style:style>
    <style:style style:name="P8" style:family="paragraph" style:parent-style-name="Standard" style:list-style-name="WWNum1">
      <style:paragraph-properties fo:margin-top="0cm" fo:margin-bottom="0cm" style:contextual-spacing="false" fo:padding="0cm" fo:border="none" style:shadow="none" style:join-border="false"/>
    </style:style>
    <style:style style:name="P9" style:family="paragraph" style:parent-style-name="Standard" style:list-style-name="WWNum2">
      <style:paragraph-properties fo:padding="0cm" fo:border="none" style:shadow="none" style:join-border="false"/>
    </style:style>
    <style:style style:name="P10" style:family="paragraph" style:parent-style-name="Standard" style:list-style-name="WWNum2">
      <style:paragraph-properties fo:margin-top="0cm" fo:margin-bottom="0cm" style:contextual-spacing="false" fo:padding="0cm" fo:border="none" style:shadow="none" style:join-border="false"/>
    </style:style>
    <style:style style:name="P11" style:family="paragraph" style:parent-style-name="Standard" style:list-style-name="WWNum3">
      <style:paragraph-properties fo:padding="0cm" fo:border="none" style:shadow="none" style:join-border="false"/>
      <style:text-properties fo:font-weight="bold" style:font-weight-asian="bold" style:font-weight-complex="bold"/>
    </style:style>
    <style:style style:name="P12" style:family="paragraph" style:parent-style-name="Standard" style:list-style-name="WWNum3">
      <style:paragraph-properties fo:margin-top="0cm" fo:margin-bottom="0cm" style:contextual-spacing="false" fo:padding="0cm" fo:border="none" style:shadow="none" style:join-border="false"/>
      <style:text-properties fo:font-weight="bold" style:font-weight-asian="bold" style:font-weight-complex="bold"/>
    </style:style>
    <style:style style:name="P13" style:family="paragraph" style:parent-style-name="Subtitle">
      <style:paragraph-properties fo:padding="0cm" fo:border="none" style:shadow="none" style:join-border="false"/>
    </style:style>
    <style:style style:name="P14" style:family="paragraph" style:parent-style-name="Subtitle">
      <style:paragraph-properties fo:margin-top="0cm" fo:margin-bottom="0cm" style:contextual-spacing="false" fo:padding="0cm" fo:border="none" style:shadow="none" style:join-border="false"/>
    </style:style>
    <style:style style:name="P15" style:family="paragraph" style:parent-style-name="Title" style:master-page-name="First_20_Page">
      <style:paragraph-properties style:page-number="1" fo:padding="0cm" fo:border="none" style:shadow="none" style:join-border="false"/>
    </style:style>
    <style:style style:name="T1" style:family="text">
      <style:text-properties fo:color="#ff0000" loext:opacity="100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nj23sjpj5u97"/><text:span text:style-name="T1">COCA-COLA</text:span></text:p>
      <text:p text:style-name="P13"><text:bookmark text:name="_bodiqlcza8am"/>Funcionalidades de los usuarios en MAAT</text:p>
      <text:p text:style-name="P14"><text:bookmark text:name="_qy0ehwns5zow"/>Preparado por 2ºDAW</text:p>
      <text:section text:style-name="Sect1" text:name="Sección1">
        <text:h text:style-name="P1" text:outline-level="1"><text:bookmark text:name="_yspy8tt3f0xe"/><text:span text:style-name="T1">USUARIO</text:span></text:h>
        <text:list xml:id="list3467315361" text:style-name="WWNum3">
          <text:list-item>
            <text:p text:style-name="P11">Registrarse</text:p>
          </text:list-item>
          <text:list-item>
            <text:p text:style-name="P12">Iniciar Sesión</text:p>
          </text:list-item>
          <text:list-item>
            <text:p text:style-name="P12">Recuperar Contraseña</text:p>
          </text:list-item>
          <text:list-item>
            <text:p text:style-name="P12">Modificar sus datos (foto de perfil, nombre, apellidos, correo, contraseña)</text:p>
          </text:list-item>
          <text:list-item>
            <text:p text:style-name="P4">Consultar eventos</text:p>
          </text:list-item>
          <text:list-item>
            <text:p text:style-name="P4">Filtrar por tipo de eventos</text:p>
          </text:list-item>
          <text:list-item>
            <text:p text:style-name="P4">Suscribirse al evento</text:p>
          </text:list-item>
          <text:list-item>
            <text:p text:style-name="P4">Darse de baja de un evento</text:p>
          </text:list-item>
          <text:list-item>
            <text:p text:style-name="P4">Valorar los eventos(Review)</text:p>
          </text:list-item>
          <text:list-item>
            <text:p text:style-name="P4">Poder mandar enlace de invitación vía WhatsApp, insta ….</text:p>
          </text:list-item>
          <text:list-item>
            <text:p text:style-name="P4">Contactar con la empresa vía correo por posibles dudas</text:p>
          </text:list-item>
          <text:list-item>
            <text:p text:style-name="P4">Consultar perfil de las empresas</text:p>
          </text:list-item>
          <text:list-item>
            <text:p text:style-name="P4">Acceder a noticias</text:p>
          </text:list-item>
          <text:list-item>
            <text:p text:style-name="P4">Acceder a zona de donaciones</text:p>
          </text:list-item>
          <text:list-item>
            <text:p text:style-name="P4">Realizar pago</text:p>
          </text:list-item>
          <text:list-item>
            <text:p text:style-name="P4">Escanear código qr para validar que acudió al evento y obtener puntos</text:p>
          </text:list-item>
          <text:list-item>
            <text:p text:style-name="P4">Conseguir descuentos</text:p>
          </text:list-item>
          <text:list-item>
            <text:p text:style-name="P5">Cerrar sesión</text:p>
          </text:list-item>
          <text:list-item>
            <text:p text:style-name="P6">Eliminar cuent<text:bookmark text:name="_2mcvygr6kyjq"/>a</text:p>
          </text:list-item>
          <text:list-item>
            <text:p text:style-name="P6"><text:span text:style-name="T1">EMPRESAS</text:span></text:p>
          </text:list-item>
        </text:list>
        <text:list xml:id="list1524364795" text:style-name="WWNum1">
          <text:list-item>
            <text:p text:style-name="P7">Registrarse</text:p>
          </text:list-item>
          <text:list-item>
            <text:p text:style-name="P8">Iniciar Sesión</text:p>
          </text:list-item>
          <text:list-item>
            <text:p text:style-name="P8">Crear usuarios (Representantes para los eventos)</text:p>
          </text:list-item>
          <text:list-item>
            <text:p text:style-name="P8">Eliminar representantes</text:p>
          </text:list-item>
          <text:list-item>
            <text:p text:style-name="P8">Modificar sus datos</text:p>
          </text:list-item>
          <text:list-item>
            <text:p text:style-name="P8">Hacer match con las asociaciones para llevar a cabo RSC</text:p>
          </text:list-item>
          <text:list-item>
            <text:p text:style-name="P8">Chatear con las asociaciones</text:p>
          </text:list-item>
          <text:list-item>
            <text:p text:style-name="P8">Videollamada con las asociaciones</text:p>
          </text:list-item>
          <text:list-item>
            <text:p text:style-name="P8">Consultar asociaciones</text:p>
          </text:list-item>
          <text:list-item>
            <text:p text:style-name="P8">Crear eventos</text:p>
          </text:list-item>
          <text:list-item>
            <text:p text:style-name="P8">Modificar eventos</text:p>
          </text:list-item>
          <text:list-item>
            <text:p text:style-name="P8">Eliminar eventos</text:p>
          </text:list-item>
          <text:list-item>
            <text:p text:style-name="P8">Subir posts al timeline de los eventos creados</text:p>
          </text:list-item>
          <text:list-item>
            <text:p text:style-name="P8">Editar post</text:p>
          </text:list-item>
          <text:list-item>
            <text:p text:style-name="P8">Eliminar post</text:p>
          </text:list-item>
          <text:list-item>
            <text:p text:style-name="P8">Eliminar cuenta</text:p>
          </text:list-item>
        </text:list>
      </text:section>
      <text:h text:style-name="P1" text:outline-level="1"><text:span text:style-name="T1"/></text:h>
      <text:h text:style-name="P2" text:outline-level="1"><text:bookmark text:name="_g8bcyvyxrod6"/><text:span text:style-name="T1">ADMIN</text:span></text:h>
      <text:list xml:id="list1222228649" text:style-name="WWNum2">
        <text:list-item>
          <text:p text:style-name="P9">Dar de alta a las empresas</text:p>
        </text:list-item>
        <text:list-item>
          <text:p text:style-name="P10">CRUD de usuarios</text:p>
        </text:list-item>
        <text:list-item>
          <text:p text:style-name="P10">CRUD de noticias</text:p>
        </text:list-item>
        <text:list-item>
          <text:p text:style-name="P10">CRUD de pagos</text:p>
        </text:list-item>
        <text:list-item>
          <text:p text:style-name="P10">CRUD de evento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erif" svg:font-family="'Droid Serif'" style:font-family-generic="roman" style:font-pitch="variable"/>
    <style:font-face style:name="Droid Serif1" svg:font-family="'Droid Serif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" svg:font-family="Helvetica" style:font-family-generic="swiss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  <style:font-face style:name="Oswald" svg:font-family="Oswald" style:font-family-generic="roman" style:font-pitch="variable"/>
    <style:font-face style:name="Oswald1" svg:font-family="Oswal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666666" loext:opacity="100%" style:font-name="Droid Serif" fo:font-size="11pt" fo:language="es" fo:country="ES" style:letter-kerning="false" style:font-name-asian="Droid Serif1" style:font-size-asian="11pt" style:language-asian="es" style:country-asian="ES" style:font-name-complex="Droid Serif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666666" loext:opacity="100%" style:font-name="Droid Serif" fo:font-size="11pt" fo:language="es" fo:country="ES" style:letter-kerning="false" style:font-name-asian="Droid Serif1" style:font-size-asian="11pt" style:language-asian="es" style:country-asian="ES" style:font-name-complex="Droid Serif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cm" style:contextual-spacing="false" fo:line-height="130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/>
      <style:text-properties fo:color="#b45f06" loext:opacity="100%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00%"/>
      <style:text-properties fo:color="#783f04" loext:opacity="100%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00%" fo:text-align="center" style:justify-single-word="false"/>
      <style:text-properties fo:color="#783f04" loext:opacity="100%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text-properties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style:contextual-spacing="false" fo:keep-together="always" fo:keep-with-next="always"/>
      <style:text-properties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style:contextual-spacing="false" fo:keep-together="always" fo:keep-with-next="always"/>
      <style:text-properties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fo:color="#b45f06" loext:opacity="100%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Standard" style:next-style-name="Standard" style:class="chapter">
      <style:paragraph-properties fo:margin-top="0.212cm" fo:margin-bottom="0cm" style:contextual-spacing="false" fo:text-align="center" style:justify-single-word="false"/>
      <style:text-properties fo:font-size="13pt" fo:font-style="italic" style:font-size-asian="13pt" style:font-style-asian="italic" style:font-size-complex="13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padding="0cm" fo:border="none" style:shadow="none" style:join-border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4"><text:bookmark text:name="_37o5xb65948r"/><text:page-number text:select-page="current">2</text:page-number><text:s text:c="2"/></text:h>
      </style:footer>
    </style:master-page>
    <style:master-page style:name="First_20_Page" style:display-name="First Page" style:page-layout-name="Mpm1" draw:style-name="Mdp1" style:next-style-name="Standard">
      <style:footer>
        <text:h text:style-name="MP1" text:outline-level="4"><text:bookmark text:name="_en3vqnuvyuya"/><text:page-number text:select-page="current">1</text:page-number><text:s text:c="2"/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a Pérez Medina</meta:initial-creator>
    <meta:editing-cycles>5</meta:editing-cycles>
    <meta:creation-date>2023-02-02T11:56:00</meta:creation-date>
    <dc:date>2023-02-02T13:15:20.775712385</dc:date>
    <meta:editing-duration>PT18M41S</meta:editing-duration>
    <meta:generator>LibreOffice/7.3.7.2$Linux_X86_64 LibreOffice_project/30$Build-2</meta:generator>
    <meta:document-statistic meta:table-count="0" meta:image-count="0" meta:object-count="0" meta:page-count="2" meta:paragraph-count="48" meta:word-count="213" meta:character-count="1160" meta:non-whitespace-character-count="1032"/>
    <meta:user-defined meta:name="AppVersion">16.0000</meta:user-defined>
    <meta:template xlink:type="simple" xlink:actuate="onRequest" xlink:title="Normal.dotm" xlink:href=""/>
  </office:meta>
</office:document-meta>
</file>